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roduction to Pyth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Thaddeus Aid</text:span></text:p>
            <text:p><text:span text:style-name="T1">Department of Statistics</text:span></text:p>
            <text:p><text:span text:style-name="T1">And</text:span></text:p>
            <text:p><text:span text:style-name="T1">IT Learning Program</text:span></text:p>
            <text:p><text:span text:style-name="T1">University of Oxfo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urt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of the advantages to Python is the vast array of code that has already been written for you.</text:p>
              </text:list-item>
              <text:list-item>
                <text:p>These are available in libraries called modules.</text:p>
              </text:list-item>
              <text:list-item>
                <text:p>We will use the Turtles module to introduce using other people's code in your work.</text:p>
              </text:list-item>
              <text:list-item>
                <text:p>Turtles is a simple graphics package that allows you to create a canvas and draw on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For Lo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of the things that computers are good for is doing something many times.</text:p>
              </text:list-item>
              <text:list-item>
                <text:p>The For Loop is the first of several options that you have to do thi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have met Turtles, now let us meet Math and Random.</text:p>
              </text:list-item>
              <text:list-item>
                <text:p>Modules are packages of useful methods and values.</text:p>
              </text:list-item>
              <text:list-item>
                <text:p>A full list of modules can be found at: <text:a xlink:href="https://docs.python.org/3/py-modindex.html" xlink:type="simple">https://docs.python.org/3/py-modindex.html</text:a>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ctions are reusable blocks of code that can be accessed throughout the program.</text:p>
              </text:list-item>
              <text:list-item>
                <text:p>Functions are good because they place reused code in one place to avoid bugs and give a single place for updat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o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ope is the idea of limiting where a variable is usable</text:p>
              </text:list-item>
              <text:list-item>
                <text:p>Code blocks are used to limit the scope of variables.</text:p>
              </text:list-item>
              <text:list-item>
                <text:p>Local variables in functions are not available outside of func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 mai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standard function for the start of a program is the main function.</text:p>
              </text:list-item>
              <text:list-item>
                <text:p>In python it also called main.</text:p>
              </text:list-item>
              <text:list-item>
                <text:p>Using a main function instead of a general script helps to protect variables and organise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6T14:23:04.445000000</meta:creation-date>
    <dc:date>2015-06-29T22:25:30.017000000</dc:date>
    <meta:editing-duration>PT21H31M18S</meta:editing-duration>
    <meta:editing-cycles>6</meta:editing-cycles>
    <meta:generator>LibreOffice/4.4.3.2$Windows_x86 LibreOffice_project/88805f81e9fe61362df02b9941de8e38a9b5fd16</meta:generator>
    <meta:document-statistic meta:object-count="49"/>
  </office:meta>
</office:document-meta>
</file>